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133b08" officeooo:paragraph-rsid="00133b08"/>
    </style:style>
    <style:style style:name="P3" style:family="paragraph" style:parent-style-name="Standard" style:list-style-name="L1">
      <style:text-properties officeooo:rsid="0014e7f6" officeooo:paragraph-rsid="0014e7f6"/>
    </style:style>
    <style:style style:name="P4" style:family="paragraph" style:parent-style-name="Standard" style:list-style-name="L1">
      <style:text-properties officeooo:rsid="0016b422" officeooo:paragraph-rsid="0016b422"/>
    </style:style>
    <style:style style:name="P5" style:family="paragraph" style:parent-style-name="Standard" style:list-style-name="L1">
      <style:text-properties officeooo:rsid="0018471a" officeooo:paragraph-rsid="0018471a"/>
    </style:style>
    <style:style style:name="P6" style:family="paragraph" style:parent-style-name="Standard" style:list-style-name="L1">
      <style:text-properties officeooo:rsid="0018471a" officeooo:paragraph-rsid="001cef8e"/>
    </style:style>
    <style:style style:name="P7" style:family="paragraph" style:parent-style-name="Standard" style:list-style-name="L1">
      <style:text-properties officeooo:rsid="0019f903" officeooo:paragraph-rsid="0019f903"/>
    </style:style>
    <style:style style:name="P8" style:family="paragraph" style:parent-style-name="Standard" style:list-style-name="L1">
      <style:text-properties fo:language="en" fo:country="CA" officeooo:rsid="001c352f" officeooo:paragraph-rsid="001c352f"/>
    </style:style>
    <style:style style:name="P9" style:family="paragraph" style:parent-style-name="Standard" style:list-style-name="L1">
      <style:text-properties fo:language="en" fo:country="CA" officeooo:rsid="001cef8e" officeooo:paragraph-rsid="001cef8e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09924838" text:style-name="L1">
        <text:list-item>
          <text:p text:style-name="P1">Intro</text:p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2">DC blocker requirement</text:p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3">In context of Wound CSG</text:p>
                  <text:list>
                    <text:list-item>
                      <text:p text:style-name="P4">effects from longitudinal mode filt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Verification</text:p>
          <text:list>
            <text:list-item>
              <text:p text:style-name="P5">String DWG</text:p>
              <text:list>
                <text:list-item>
                  <text:p text:style-name="P6">ACF </text:p>
                </text:list-item>
                <text:list-item>
                  <text:p text:style-name="P6">Parabolic Interp</text:p>
                  <text:list>
                    <text:list-item>
                      <text:list>
                        <text:list-item>
                          <text:p text:style-name="P5">Spectral leakage considerations for lower frequencies not generating harmonics which are far enough apart</text:p>
                        </text:list-item>
                        <text:list-item>
                          <text:p text:style-name="P9">Limit search range due to noise stimuli not guaranteeing the strongest resonance is the fundamental</text:p>
                        </text:list-item>
                      </text:list>
                    </text:list-item>
                    <text:list-item>
                      <text:p text:style-name="P5">Selection of parameters to perform the parabolic interpolation</text:p>
                    </text:list-item>
                    <text:list-item>
                      <text:p text:style-name="P7">Errors from parabolic interpolation</text:p>
                      <text:list>
                        <text:list-item>
                          <text:p text:style-name="P8">Initializing DWG with noise doesn’t guarantee strongest resonance will correspond to the fundamental</text:p>
                        </text:list-item>
                        <text:list-item>
                          <text:p text:style-name="P8">Issues with range from physical limitations of the string modeling</text:p>
                        </text:list-item>
                        <text:list-item>
                          <text:p text:style-name="P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1-20T17:51:00.866000000</dc:date>
    <meta:editing-duration>PT3H32M51S</meta:editing-duration>
    <meta:editing-cycles>8</meta:editing-cycles>
    <meta:document-statistic meta:table-count="0" meta:image-count="0" meta:object-count="0" meta:page-count="1" meta:paragraph-count="27" meta:word-count="141" meta:character-count="874" meta:non-whitespace-character-count="785"/>
  </office:meta>
</office:document-meta>
</file>